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officeooo:paragraph-rsid="001d3bfd" style:font-size-asian="18pt" style:font-size-complex="18pt"/>
    </style:style>
    <style:style style:name="P3" style:family="paragraph" style:parent-style-name="Text_20_body">
      <style:text-properties fo:color="#ce181e" fo:font-size="18pt" officeooo:paragraph-rsid="001d3bfd" style:font-size-asian="18pt" style:font-size-complex="18pt"/>
    </style:style>
    <style:style style:name="P4" style:family="paragraph" style:parent-style-name="Text_20_body">
      <style:text-properties fo:color="#ed1c24" fo:font-size="18pt" officeooo:paragraph-rsid="001d3bfd" style:font-size-asian="18pt" style:font-size-complex="18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d3bfd"/>
    </style:style>
    <style:style style:name="T3" style:family="text">
      <style:text-properties fo:color="#ce181e"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.</text:span>What is an array in C? </text:p>
      <text:p text:style-name="P2">A: An array in C is a collection of elements of the same data type stored in contiguous memory locations. It can be used to store a fixed-size sequence of data.</text:p>
      <text:p text:style-name="P3"><text:span text:style-name="T2">2.</text:span>How do you declare an array in C? </text:p>
      <text:p text:style-name="P2">A: An array in C can be declared by specifying its data type, name, and size (number of elements) in square brackets. For example:</text:p>
      <text:p text:style-name="P7">java</text:p>
      <text:p text:style-name="P6"><text:span text:style-name="Source_20_Text"><text:span text:style-name="T3">int myArray[5]; // array of 5 integers</text:span></text:span></text:p>
      <text:p text:style-name="P3"><text:span text:style-name="T2">3.</text:span> What is the difference between an array and a pointer in C?</text:p>
      <text:p text:style-name="P2">A: An array and a pointer are different in C. An array is a fixed-size sequence of data stored in contiguous memory locations, while a pointer is a variable that holds the memory address of another variable or object.</text:p>
      <text:p text:style-name="P3"><text:span text:style-name="T2">4.</text:span>How do you access elements of an array in C? </text:p>
      <text:p text:style-name="P2">A: Elements of an array in C can be accessed using the array index notation, which uses square brackets to specify the index of the element. For example:</text:p>
      <text:p text:style-name="P7">java</text:p>
      <text:p text:style-name="Preformatted_20_Text"><text:span text:style-name="Source_20_Text"><text:span text:style-name="T1">int myArray[5] = {1, 2, 3, 4, 5};</text:span></text:span></text:p>
      <text:p text:style-name="P6"><text:span text:style-name="Source_20_Text"><text:span text:style-name="T1">int x = myArray[2]; // assigns the value 3 </text:span></text:span><text:span text:style-name="Source_20_Text"><text:span text:style-name="T4">to x</text:span></text:span></text:p>
      <text:p text:style-name="P3"><text:span text:style-name="T2">5.</text:span>Can an array in C be passed to a function? </text:p>
      <text:p text:style-name="P2"><text:soft-page-break/>A: Yes, an array in C can be passed to a function by reference. When an array is passed to a function, a pointer to the first element of the array is passed as a parameter.</text:p>
      <text:p text:style-name="P4"><text:span text:style-name="T2">6.</text:span>What is a two-dimensional array in C? </text:p>
      <text:p text:style-name="P2">A: A two-dimensional array in C is an array of arrays, where each element of the outer array is itself an array. It is used to represent a grid or table of data.</text:p>
      <text:p text:style-name="P4"><text:span text:style-name="T2">7.</text:span> How do you initialize a two-dimensional array in C?</text:p>
      <text:p text:style-name="P2"><text:s/>A: A two-dimensional array in C can be initialized by specifying the values of its elements in nested braces. For example:</text:p>
      <text:p text:style-name="P7">css</text:p>
      <text:p text:style-name="P6"><text:span text:style-name="Source_20_Text"><text:span text:style-name="T1">int myArray[2][3] = {{1, 2, 3}, {4, 5, 6}};</text:span></text:span></text:p>
      <text:p text:style-name="P4"><text:span text:style-name="T2">8.</text:span> What is a jagged array in C?</text:p>
      <text:p text:style-name="P2">A: A jagged array in C is an array of arrays, where each element of the outer array is itself an array of variable size. It is used to represent a non-rectangular grid or table of data.</text:p>
      <text:p text:style-name="P1"/>
      <text:p text:style-name="P4"><text:span text:style-name="T2">9.</text:span>What is a pointer to an array in C? </text:p>
      <text:p text:style-name="P2">A: A pointer to an array in C is a pointer that points to the first element of an array. It can be used to access the elements of the array, and to perform arithmetic operations on the array elements.</text:p>
      <text:p text:style-name="P4"><text:span text:style-name="T2">10.</text:span>How do you pass a pointer to an array to a function in C? </text:p>
      <text:p text:style-name="P2">A: A pointer to an array can be passed to a function in C by specifying the pointer as a parameter, and the size of the array. For example:</text:p>
      <text:p text:style-name="P7">csharp</text:p>
      <text:p text:style-name="Preformatted_20_Text"><text:soft-page-break/><text:span text:style-name="Source_20_Text"><text:span text:style-name="T1">void myFunction(int (*myArray)[5]) {</text:span></text:span></text:p>
      <text:p text:style-name="Preformatted_20_Text"><text:span text:style-name="Source_20_Text"><text:span text:style-name="T1"><text:s text:c="4"/>// do something with the array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int main() {</text:span></text:span></text:p>
      <text:p text:style-name="Preformatted_20_Text"><text:span text:style-name="Source_20_Text"><text:span text:style-name="T1"><text:s text:c="4"/>int arr[5] = {1, 2, 3, 4, 5};</text:span></text:span></text:p>
      <text:p text:style-name="Preformatted_20_Text"><text:span text:style-name="Source_20_Text"><text:span text:style-name="T1"><text:s text:c="4"/>myFunction(&amp;arr); // pass pointer to array</text:span></text:span></text:p>
      <text:p text:style-name="Preformatted_20_Text"><text:span text:style-name="Source_20_Text"><text:span text:style-name="T1"><text:s text:c="4"/>return 0;</text:span></text:span></text:p>
      <text:p text:style-name="P6"><text:span text:style-name="Source_20_Text"><text:span text:style-name="T1">}</text:span></text:span></text:p>
      <text:p text:style-name="P4"><text:span text:style-name="T2">11.</text:span>What is a string in C?</text:p>
      <text:p text:style-name="P2"><text:s/>A: A string in C is an array of characters terminated by a null character ('\0'). It is used to represent a sequence of characters.</text:p>
      <text:p text:style-name="P4"><text:span text:style-name="T2">12.</text:span> How do you declare and initialize a string in C?</text:p>
      <text:p text:style-name="P2">A: A string in C can be declared and initialized using double quotes. For example:</text:p>
      <text:p text:style-name="P7">java</text:p>
      <text:p text:style-name="P6"><text:span text:style-name="Source_20_Text"><text:span text:style-name="T1">char myString[6] = "hello";</text:span></text:span></text:p>
      <text:p text:style-name="P4"><text:span text:style-name="T2">13.</text:span>How do you compare two strings in C? </text:p>
      <text:p text:style-name="P2">A: Two strings in C can be compared using the strcmp() function, which returns 0 if the strings are equal, a negative value if the first string is less than the second string, or a positive value if the first string is greater than the second string.</text:p>
      <text:p text:style-name="P4"><text:span text:style-name="T2">14.</text:span> What is a null pointer in C?</text:p>
      <text:p text:style-name="P2"><text:s/>A: A null pointer in C is a pointer that does not point to any valid memory location. It is represented by the value NULL, and can be used to indicate that a pointer does not currently point to a valid object.</text:p>
      <text:p text:style-name="P4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1:31:53.313302197</meta:creation-date>
    <dc:date>2023-03-09T12:12:42.941821405</dc:date>
    <meta:editing-duration>PT27M4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46" meta:word-count="650" meta:character-count="3287" meta:non-whitespace-character-count="2656"/>
  </office:meta>
</office:document-meta>
</file>